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fhgggg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3:24</meta:creation-date>
    <dc:date>2013-01-09T17:03:3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3.5$Linux_x86 LibreOffice_project/350m1$Build-2</meta:generator>
  </office:meta>
</office:document-meta>
</file>